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42cm" fo:min-width="1.69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95cm" fo:min-width="1.37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487cm" fo:min-width="1.1cm"/>
    </style:style>
    <style:style style:name="gr4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textarea-horizontal-align="justify" draw:textarea-vertical-align="middle" draw:auto-grow-height="false" fo:min-height="2.084cm" fo:min-width="1.976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812cm"/>
      <style:paragraph-properties style:writing-mode="lr-tb"/>
    </style:style>
    <style:style style:name="gr16" style:family="graphic" style:parent-style-name="standard">
      <style:graphic-properties draw:textarea-vertical-align="middle" draw:auto-grow-height="false" fo:min-height="2.451cm" fo:min-width="2.501cm"/>
    </style:style>
    <style:style style:name="gr17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end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1cm" svg:height="3.1cm" svg:x="1.7cm" svg:y="5.5cm">
          <text:p text:style-name="P1">+</text:p>
          <text:p text:style-name="P1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3.753cm" svg:height="4.4cm" svg:x="12.9cm" svg:y="11.5cm">
          <text:p text:style-name="P1">+</text:p>
          <text:p text:style-name="P1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 xml:id="id13" draw:id="id13">
          <draw:custom-shape draw:style-name="gr3" draw:text-style-name="P2" draw:layer="layout" svg:width="3.2cm" svg:height="3.473cm" svg:x="24.8cm" svg:y="4.2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4" draw:text-style-name="P3" draw:layer="layout" svg:x1="26.396cm" svg:y1="5.235cm" svg:x2="26.396cm" svg:y2="6.942cm">
            <text:p/>
          </draw:line>
        </draw:g>
        <draw:g xml:id="id6" draw:id="id6">
          <draw:custom-shape draw:style-name="gr5" draw:text-style-name="P2" draw:layer="layout" svg:width="3.5cm" svg:height="3.3cm" svg:x="24.6cm" svg:y="14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3" draw:layer="layout" svg:x1="26.35cm" svg:y1="16.695cm" svg:x2="26.35cm" svg:y2="14.43cm">
            <text:p/>
          </draw:line>
        </draw:g>
        <draw:g xml:id="id12" draw:id="id12">
          <draw:line draw:style-name="gr7" draw:text-style-name="P3" draw:layer="layout" svg:x1="18.5cm" svg:y1="1.89cm" svg:x2="18.903cm" svg:y2="1.1cm">
            <text:p/>
          </draw:line>
          <draw:line draw:style-name="gr7" draw:text-style-name="P3" draw:layer="layout" svg:x1="19.741cm" svg:y1="2.71cm" svg:x2="18.895cm" svg:y2="1.102cm">
            <text:p/>
          </draw:line>
          <draw:line draw:style-name="gr7" draw:text-style-name="P3" draw:layer="layout" svg:x1="21.399cm" svg:y1="2.8cm" svg:x2="22.245cm" svg:y2="1.192cm">
            <text:p/>
          </draw:line>
          <draw:line draw:style-name="gr7" draw:text-style-name="P3" draw:layer="layout" svg:x1="19.7cm" svg:y1="2.748cm" svg:x2="20.546cm" svg:y2="1.14cm">
            <text:p/>
          </draw:line>
          <draw:line draw:style-name="gr7" draw:text-style-name="P3" draw:layer="layout" svg:x1="21.434cm" svg:y1="2.791cm" svg:x2="20.588cm" svg:y2="1.183cm">
            <text:p/>
          </draw:line>
          <draw:line draw:style-name="gr7" draw:text-style-name="P3" draw:layer="layout" svg:x1="23.112cm" svg:y1="2.792cm" svg:x2="22.266cm" svg:y2="1.184cm">
            <text:p/>
          </draw:line>
          <draw:line draw:style-name="gr7" draw:text-style-name="P3" draw:layer="layout" svg:x1="23.097cm" svg:y1="2.712cm" svg:x2="23.5cm" svg:y2="1.922cm">
            <text:p/>
          </draw:line>
        </draw:g>
        <draw:g xml:id="id11" draw:id="id11">
          <draw:line draw:style-name="gr7" draw:text-style-name="P3" draw:layer="layout" svg:x1="14.815cm" svg:y1="8.5cm" svg:x2="13.938cm" svg:y2="8.144cm">
            <text:p/>
          </draw:line>
          <draw:line draw:style-name="gr7" draw:text-style-name="P3" draw:layer="layout" svg:x1="15.658cm" svg:y1="7.375cm" svg:x2="13.94cm" svg:y2="8.15cm">
            <text:p/>
          </draw:line>
          <draw:line draw:style-name="gr7" draw:text-style-name="P3" draw:layer="layout" svg:x1="15.693cm" svg:y1="5.882cm" svg:x2="13.91cm" svg:y2="5.135cm">
            <text:p/>
          </draw:line>
          <draw:line draw:style-name="gr7" draw:text-style-name="P3" draw:layer="layout" svg:x1="15.7cm" svg:y1="7.412cm" svg:x2="13.917cm" svg:y2="6.665cm">
            <text:p/>
          </draw:line>
          <draw:line draw:style-name="gr7" draw:text-style-name="P3" draw:layer="layout" svg:x1="15.68cm" svg:y1="5.851cm" svg:x2="13.962cm" svg:y2="6.626cm">
            <text:p/>
          </draw:line>
          <draw:line draw:style-name="gr7" draw:text-style-name="P3" draw:layer="layout" svg:x1="15.618cm" svg:y1="4.341cm" svg:x2="13.9cm" svg:y2="5.116cm">
            <text:p/>
          </draw:line>
          <draw:line draw:style-name="gr7" draw:text-style-name="P3" draw:layer="layout" svg:x1="15.534cm" svg:y1="4.356cm" svg:x2="14.657cm" svg:y2="4cm">
            <text:p/>
          </draw:line>
        </draw:g>
        <draw:g xml:id="id8" draw:id="id8">
          <draw:line draw:style-name="gr7" draw:text-style-name="P3" draw:layer="layout" svg:x1="19cm" svg:y1="9.537cm" svg:x2="19.386cm" svg:y2="8.7cm">
            <text:p/>
          </draw:line>
          <draw:line draw:style-name="gr7" draw:text-style-name="P3" draw:layer="layout" svg:x1="20.191cm" svg:y1="10.404cm" svg:x2="19.379cm" svg:y2="8.702cm">
            <text:p/>
          </draw:line>
          <draw:line draw:style-name="gr7" draw:text-style-name="P3" draw:layer="layout" svg:x1="21.783cm" svg:y1="10.5cm" svg:x2="22.595cm" svg:y2="8.798cm">
            <text:p/>
          </draw:line>
          <draw:line draw:style-name="gr7" draw:text-style-name="P3" draw:layer="layout" svg:x1="20.152cm" svg:y1="10.444cm" svg:x2="20.964cm" svg:y2="8.742cm">
            <text:p/>
          </draw:line>
          <draw:line draw:style-name="gr7" draw:text-style-name="P3" draw:layer="layout" svg:x1="21.817cm" svg:y1="10.49cm" svg:x2="21.005cm" svg:y2="8.788cm">
            <text:p/>
          </draw:line>
          <draw:line draw:style-name="gr7" draw:text-style-name="P3" draw:layer="layout" svg:x1="23.428cm" svg:y1="10.491cm" svg:x2="22.616cm" svg:y2="8.789cm">
            <text:p/>
          </draw:line>
          <draw:line draw:style-name="gr7" draw:text-style-name="P3" draw:layer="layout" svg:x1="23.414cm" svg:y1="10.407cm" svg:x2="23.8cm" svg:y2="9.57cm">
            <text:p/>
          </draw:line>
        </draw:g>
        <draw:g xml:id="id1" draw:id="id1">
          <draw:line draw:style-name="gr7" draw:text-style-name="P3" draw:layer="layout" svg:x1="5.3cm" svg:y1="1.897cm" svg:x2="5.759cm" svg:y2="1.2cm">
            <text:p/>
          </draw:line>
          <draw:line draw:style-name="gr7" draw:text-style-name="P3" draw:layer="layout" svg:x1="6.715cm" svg:y1="2.619cm" svg:x2="5.75cm" svg:y2="1.201cm">
            <text:p/>
          </draw:line>
          <draw:line draw:style-name="gr7" draw:text-style-name="P3" draw:layer="layout" svg:x1="8.605cm" svg:y1="2.7cm" svg:x2="9.57cm" svg:y2="1.282cm">
            <text:p/>
          </draw:line>
          <draw:line draw:style-name="gr7" draw:text-style-name="P3" draw:layer="layout" svg:x1="6.668cm" svg:y1="2.653cm" svg:x2="7.633cm" svg:y2="1.235cm">
            <text:p/>
          </draw:line>
          <draw:line draw:style-name="gr7" draw:text-style-name="P3" draw:layer="layout" svg:x1="8.646cm" svg:y1="2.691cm" svg:x2="7.681cm" svg:y2="1.273cm">
            <text:p/>
          </draw:line>
          <draw:line draw:style-name="gr7" draw:text-style-name="P3" draw:layer="layout" svg:x1="10.559cm" svg:y1="2.693cm" svg:x2="9.594cm" svg:y2="1.275cm">
            <text:p/>
          </draw:line>
          <draw:line draw:style-name="gr7" draw:text-style-name="P3" draw:layer="layout" svg:x1="10.541cm" svg:y1="2.622cm" svg:x2="11cm" svg:y2="1.925cm">
            <text:p/>
          </draw:line>
        </draw:g>
        <draw:g xml:id="id4" draw:id="id4">
          <draw:line draw:style-name="gr7" draw:text-style-name="P3" draw:layer="layout" svg:x1="6.6cm" svg:y1="17.79cm" svg:x2="7.011cm" svg:y2="17cm">
            <text:p/>
          </draw:line>
          <draw:line draw:style-name="gr7" draw:text-style-name="P3" draw:layer="layout" svg:x1="7.866cm" svg:y1="18.61cm" svg:x2="7.003cm" svg:y2="17.002cm">
            <text:p/>
          </draw:line>
          <draw:line draw:style-name="gr7" draw:text-style-name="P3" draw:layer="layout" svg:x1="9.557cm" svg:y1="18.7cm" svg:x2="10.42cm" svg:y2="17.092cm">
            <text:p/>
          </draw:line>
          <draw:line draw:style-name="gr7" draw:text-style-name="P3" draw:layer="layout" svg:x1="7.824cm" svg:y1="18.648cm" svg:x2="8.687cm" svg:y2="17.04cm">
            <text:p/>
          </draw:line>
          <draw:line draw:style-name="gr7" draw:text-style-name="P3" draw:layer="layout" svg:x1="9.593cm" svg:y1="18.691cm" svg:x2="8.73cm" svg:y2="17.083cm">
            <text:p/>
          </draw:line>
          <draw:line draw:style-name="gr7" draw:text-style-name="P3" draw:layer="layout" svg:x1="11.305cm" svg:y1="18.692cm" svg:x2="10.442cm" svg:y2="17.084cm">
            <text:p/>
          </draw:line>
          <draw:line draw:style-name="gr7" draw:text-style-name="P3" draw:layer="layout" svg:x1="11.289cm" svg:y1="18.612cm" svg:x2="11.7cm" svg:y2="17.822cm">
            <text:p/>
          </draw:line>
        </draw:g>
        <draw:g xml:id="id3" draw:id="id3">
          <draw:line draw:style-name="gr7" draw:text-style-name="P3" draw:layer="layout" svg:x1="3.265cm" svg:y1="15.8cm" svg:x2="2.34cm" svg:y2="15.46cm">
            <text:p/>
          </draw:line>
          <draw:line draw:style-name="gr7" draw:text-style-name="P3" draw:layer="layout" svg:x1="4.156cm" svg:y1="14.725cm" svg:x2="2.342cm" svg:y2="15.466cm">
            <text:p/>
          </draw:line>
          <draw:line draw:style-name="gr7" draw:text-style-name="P3" draw:layer="layout" svg:x1="4.193cm" svg:y1="13.299cm" svg:x2="2.311cm" svg:y2="12.585cm">
            <text:p/>
          </draw:line>
          <draw:line draw:style-name="gr7" draw:text-style-name="P3" draw:layer="layout" svg:x1="4.2cm" svg:y1="14.761cm" svg:x2="2.318cm" svg:y2="14.047cm">
            <text:p/>
          </draw:line>
          <draw:line draw:style-name="gr7" draw:text-style-name="P3" draw:layer="layout" svg:x1="4.18cm" svg:y1="13.269cm" svg:x2="2.366cm" svg:y2="14.01cm">
            <text:p/>
          </draw:line>
          <draw:line draw:style-name="gr7" draw:text-style-name="P3" draw:layer="layout" svg:x1="4.114cm" svg:y1="11.826cm" svg:x2="2.3cm" svg:y2="12.567cm">
            <text:p/>
          </draw:line>
          <draw:line draw:style-name="gr7" draw:text-style-name="P3" draw:layer="layout" svg:x1="4.024cm" svg:y1="11.84cm" svg:x2="3.099cm" svg:y2="11.5cm">
            <text:p/>
          </draw:line>
        </draw:g>
        <draw:g xml:id="id9" draw:id="id9">
          <draw:line draw:style-name="gr7" draw:text-style-name="P3" draw:layer="layout" svg:x1="6.8cm" svg:y1="9.583cm" svg:x2="7.154cm" svg:y2="8.7cm">
            <text:p/>
          </draw:line>
          <draw:line draw:style-name="gr7" draw:text-style-name="P3" draw:layer="layout" svg:x1="7.893cm" svg:y1="10.499cm" svg:x2="7.148cm" svg:y2="8.702cm">
            <text:p/>
          </draw:line>
          <draw:line draw:style-name="gr7" draw:text-style-name="P3" draw:layer="layout" svg:x1="9.351cm" svg:y1="10.6cm" svg:x2="10.096cm" svg:y2="8.803cm">
            <text:p/>
          </draw:line>
          <draw:line draw:style-name="gr7" draw:text-style-name="P3" draw:layer="layout" svg:x1="7.856cm" svg:y1="10.542cm" svg:x2="8.601cm" svg:y2="8.745cm">
            <text:p/>
          </draw:line>
          <draw:line draw:style-name="gr7" draw:text-style-name="P3" draw:layer="layout" svg:x1="9.383cm" svg:y1="10.59cm" svg:x2="8.638cm" svg:y2="8.793cm">
            <text:p/>
          </draw:line>
          <draw:line draw:style-name="gr7" draw:text-style-name="P3" draw:layer="layout" svg:x1="10.859cm" svg:y1="10.591cm" svg:x2="10.114cm" svg:y2="8.794cm">
            <text:p/>
          </draw:line>
          <draw:line draw:style-name="gr7" draw:text-style-name="P3" draw:layer="layout" svg:x1="10.846cm" svg:y1="10.502cm" svg:x2="11.2cm" svg:y2="9.619cm">
            <text:p/>
          </draw:line>
        </draw:g>
        <draw:connector draw:style-name="gr8" draw:text-style-name="P2" draw:layer="layout" svg:x1="5.3cm" svg:y1="1.95cm" svg:x2="3.25cm" svg:y2="5.5cm" draw:start-shape="id1" draw:start-glue-point="3" draw:end-shape="id2" draw:end-glue-point="4" svg:d="M5300 1950h-2050v3550" svg:viewBox="0 0 2051 3551">
          <text:p/>
        </draw:connector>
        <draw:connector draw:style-name="gr8" draw:text-style-name="P2" draw:layer="layout" svg:x1="3.25cm" svg:y1="8.6cm" svg:x2="3.25cm" svg:y2="11.5cm" draw:start-shape="id2" draw:start-glue-point="8" draw:end-shape="id3" draw:end-glue-point="0" svg:d="M3250 8600v2900" svg:viewBox="0 0 1 2901">
          <text:p/>
        </draw:connector>
        <draw:connector draw:style-name="gr8" draw:text-style-name="P2" draw:layer="layout" svg:x1="3.25cm" svg:y1="15.8cm" svg:x2="6.6cm" svg:y2="17.85cm" draw:start-shape="id3" draw:start-glue-point="2" draw:end-shape="id4" draw:end-glue-point="3" svg:d="M3250 15800v2050h3350" svg:viewBox="0 0 3351 2051">
          <text:p/>
        </draw:connector>
        <draw:connector draw:style-name="gr8" draw:text-style-name="P2" draw:layer="layout" svg:x1="11.7cm" svg:y1="17.85cm" svg:x2="14.652cm" svg:y2="17.775cm" draw:start-shape="id4" draw:start-glue-point="1" draw:end-shape="id5" draw:end-glue-point="6" svg:d="M11700 17850h1501v-75h1451" svg:viewBox="0 0 2953 76">
          <text:p/>
        </draw:connector>
        <draw:connector draw:style-name="gr8" draw:text-style-name="P2" draw:layer="layout" svg:x1="15cm" svg:y1="17.775cm" svg:x2="26.35cm" svg:y2="17.3cm" draw:start-shape="id5" draw:start-glue-point="10" draw:end-shape="id6" draw:end-glue-point="2" svg:d="M15000 17775h4801v26h6549v-501" svg:viewBox="0 0 11351 502">
          <text:p/>
        </draw:connector>
        <draw:connector draw:style-name="gr8" draw:text-style-name="P2" draw:layer="layout" svg:x1="26.35cm" svg:y1="14cm" svg:x2="26.426cm" svg:y2="9.85cm" draw:start-shape="id6" draw:start-glue-point="0" draw:end-shape="id7" draw:end-glue-point="8" svg:d="M26350 14000v-2075h76v-2075" svg:viewBox="0 0 77 4151">
          <text:p/>
        </draw:connector>
        <draw:connector draw:style-name="gr8" draw:text-style-name="P2" draw:layer="layout" svg:x1="23.8cm" svg:y1="9.6cm" svg:x2="26.252cm" svg:y2="9.675cm" draw:start-shape="id8" draw:start-glue-point="1" draw:end-shape="id7" draw:end-glue-point="6" svg:d="M23800 9600h1251v75h1201" svg:viewBox="0 0 2453 76">
          <text:p/>
        </draw:connector>
        <draw:connector draw:style-name="gr8" draw:text-style-name="P2" draw:layer="layout" svg:x1="6.8cm" svg:y1="9.65cm" svg:x2="3.25cm" svg:y2="8.6cm" draw:start-shape="id9" draw:start-glue-point="3" draw:end-shape="id2" draw:end-glue-point="8" svg:d="M6800 9650h-3550v-1050" svg:viewBox="0 0 3551 1051">
          <text:p/>
        </draw:connector>
        <draw:connector draw:style-name="gr8" draw:text-style-name="P2" draw:layer="layout" svg:x1="11.2cm" svg:y1="9.65cm" svg:x2="19cm" svg:y2="9.6cm" draw:start-shape="id9" draw:start-glue-point="1" draw:end-shape="id8" draw:end-glue-point="3" svg:d="M11200 9650h3900v-50h3900" svg:viewBox="0 0 7801 51">
          <text:p/>
        </draw:connector>
        <draw:connector draw:style-name="gr8" draw:text-style-name="P2" draw:layer="layout" svg:x1="14.777cm" svg:y1="11.5cm" svg:x2="14.8cm" svg:y2="8.5cm" draw:start-shape="id10" draw:start-glue-point="4" draw:end-shape="id11" draw:end-glue-point="2" svg:d="M14777 11500v-1475h23v-1525" svg:viewBox="0 0 24 3001">
          <text:p/>
        </draw:connector>
        <draw:connector draw:style-name="gr8" draw:text-style-name="P2" draw:layer="layout" svg:x1="11cm" svg:y1="1.95cm" svg:x2="18.5cm" svg:y2="1.95cm" draw:start-shape="id1" draw:start-glue-point="1" draw:end-shape="id12" draw:end-glue-point="3" svg:d="M11000 1950h7500" svg:viewBox="0 0 7501 1">
          <text:p/>
        </draw:connector>
        <draw:connector draw:style-name="gr8" draw:text-style-name="P2" draw:layer="layout" svg:x1="14.8cm" svg:y1="4cm" svg:x2="11cm" svg:y2="1.95cm" draw:start-shape="id11" draw:start-glue-point="0" draw:end-shape="id1" draw:end-glue-point="1" svg:d="M14800 4000v-2050h-3800" svg:viewBox="0 0 3801 2051">
          <text:p/>
        </draw:connector>
        <draw:connector draw:style-name="gr8" draw:text-style-name="P2" draw:layer="layout" svg:x1="23.5cm" svg:y1="1.95cm" svg:x2="26.4cm" svg:y2="4.227cm" draw:start-shape="id12" draw:start-glue-point="1" draw:end-shape="id13" draw:end-glue-point="0" svg:d="M23500 1950h2900v2277" svg:viewBox="0 0 2901 2278">
          <text:p/>
        </draw:connector>
        <draw:line draw:style-name="gr9" draw:text-style-name="P4" draw:layer="layout" svg:x1="2.9cm" svg:y1="4.5cm" svg:x2="2.9cm" svg:y2="2.8cm">
          <text:p/>
        </draw:line>
        <draw:line draw:style-name="gr9" draw:text-style-name="P4" draw:layer="layout" svg:x1="3cm" svg:y1="16.5cm" svg:x2="3cm" svg:y2="18cm">
          <text:p/>
        </draw:line>
        <draw:line draw:style-name="gr9" draw:text-style-name="P4" draw:layer="layout" svg:x1="15.1cm" svg:y1="17.5cm" svg:x2="15.1cm" svg:y2="16.1cm">
          <text:p/>
        </draw:line>
        <draw:line draw:style-name="gr9" draw:text-style-name="P4" draw:layer="layout" svg:x1="17.9cm" svg:y1="9.2cm" svg:x2="16.3cm" svg:y2="9.2cm">
          <text:p/>
        </draw:line>
        <draw:line draw:style-name="gr9" draw:text-style-name="P4" draw:layer="layout" svg:x1="13.6cm" svg:y1="9.3cm" svg:x2="11.8cm" svg:y2="9.3cm">
          <text:p/>
        </draw:line>
        <draw:line draw:style-name="gr9" draw:text-style-name="P4" draw:layer="layout" svg:x1="14.4cm" svg:y1="2.293cm" svg:x2="14.4cm" svg:y2="3.593cm">
          <text:p/>
        </draw:line>
        <draw:frame draw:style-name="gr10" draw:text-style-name="P5" draw:layer="layout" svg:width="1.6cm" svg:height="1.673cm" svg:x="14.9cm" svg:y="4.827cm">
          <draw:text-box>
            <text:p>R3</text:p>
          </draw:text-box>
        </draw:frame>
        <draw:frame draw:style-name="gr10" draw:text-style-name="P5" draw:layer="layout" svg:width="1.7cm" svg:height="1.673cm" svg:x="20cm" svg:y="2.027cm">
          <draw:text-box>
            <text:p>R2</text:p>
          </draw:text-box>
        </draw:frame>
        <draw:frame draw:style-name="gr10" draw:text-style-name="P5" draw:layer="layout" svg:width="1.9cm" svg:height="1.673cm" svg:x="20.3cm" svg:y="9.8cm">
          <draw:text-box>
            <text:p>R5</text:p>
          </draw:text-box>
        </draw:frame>
        <draw:frame draw:style-name="gr10" draw:text-style-name="P5" draw:layer="layout" svg:width="1.9cm" svg:height="1.673cm" svg:x="8cm" svg:y="18.027cm">
          <draw:text-box>
            <text:p>R7</text:p>
          </draw:text-box>
        </draw:frame>
        <draw:frame draw:style-name="gr10" draw:text-style-name="P5" draw:layer="layout" svg:width="1.6cm" svg:height="1.673cm" svg:x="1.9cm" svg:y="12.927cm">
          <draw:text-box>
            <text:p>R6</text:p>
          </draw:text-box>
        </draw:frame>
        <draw:frame draw:style-name="gr11" draw:text-style-name="P5" draw:layer="layout" svg:width="1.7cm" svg:height="0.962cm" svg:x="7.91cm" svg:y="9.915cm">
          <draw:text-box>
            <text:p>R4</text:p>
          </draw:text-box>
        </draw:frame>
        <draw:frame draw:style-name="gr10" draw:text-style-name="P5" draw:layer="layout" svg:width="1.5cm" svg:height="1.673cm" svg:x="6.9cm" svg:y="1.927cm">
          <draw:text-box>
            <text:p>R1</text:p>
          </draw:text-box>
        </draw:frame>
        <draw:frame draw:style-name="gr11" draw:text-style-name="P5" draw:layer="layout" svg:width="3.3cm" svg:height="0.962cm" svg:x="22.8cm" svg:y="7.005cm">
          <draw:text-box>
            <text:p>Ib=Kb*Vb</text:p>
          </draw:text-box>
        </draw:frame>
        <draw:frame draw:style-name="gr12" draw:text-style-name="P5" draw:layer="layout" svg:width="1.3cm" svg:height="1.1cm" svg:x="26.5cm" svg:y="13.1cm">
          <draw:text-box>
            <text:p>Id</text:p>
          </draw:text-box>
        </draw:frame>
        <draw:frame draw:style-name="gr11" draw:text-style-name="P5" draw:layer="layout" svg:width="3.5cm" svg:height="0.962cm" svg:x="11.1cm" svg:y="14.7cm">
          <draw:text-box>
            <text:p>Vc=Kc*Ic</text:p>
          </draw:text-box>
        </draw:frame>
        <draw:frame draw:style-name="gr12" draw:text-style-name="P5" draw:layer="layout" svg:width="1.3cm" svg:height="1.1cm" svg:x="4.9cm" svg:y="6.5cm">
          <draw:text-box>
            <text:p>Va</text:p>
          </draw:text-box>
        </draw:frame>
        <draw:frame draw:style-name="gr12" draw:text-style-name="P5" draw:layer="layout" svg:width="1.3cm" svg:height="1.1cm" svg:x="1.5cm" svg:y="3.3cm">
          <draw:text-box>
            <text:p>Ia</text:p>
          </draw:text-box>
        </draw:frame>
        <draw:frame draw:style-name="gr12" draw:text-style-name="P5" draw:layer="layout" svg:width="1.3cm" svg:height="1.1cm" svg:x="13.3cm" svg:y="2.5cm">
          <draw:text-box>
            <text:p>I3</text:p>
          </draw:text-box>
        </draw:frame>
        <draw:frame draw:style-name="gr12" draw:text-style-name="P5" draw:layer="layout" svg:width="1.3cm" svg:height="1.1cm" svg:x="11.9cm" svg:y="8.1cm">
          <draw:text-box>
            <text:p>I4</text:p>
          </draw:text-box>
        </draw:frame>
        <draw:frame draw:style-name="gr10" draw:text-style-name="P5" draw:layer="layout" svg:width="1.9cm" svg:height="1.673cm" svg:x="15.1cm" svg:y="16.127cm">
          <draw:text-box draw:corner-radius="0.1cm">
            <text:p>Ivc</text:p>
          </draw:text-box>
        </draw:frame>
        <draw:frame draw:style-name="gr12" draw:text-style-name="P5" draw:layer="layout" svg:width="1.3cm" svg:height="1.1cm" svg:x="2cm" svg:y="16.5cm">
          <draw:text-box>
            <text:p>Ic</text:p>
          </draw:text-box>
        </draw:frame>
        <draw:g>
          <draw:line draw:style-name="gr7" draw:text-style-name="P6" draw:layer="layout" svg:x1="2.301cm" svg:y1="1.502cm" svg:x2="4.396cm" svg:y2="1.513cm">
            <text:p/>
          </draw:line>
          <draw:line draw:style-name="gr7" draw:text-style-name="P6" draw:layer="layout" svg:x1="2.3cm" svg:y1="1.508cm" svg:x2="4.395cm" svg:y2="1.519cm">
            <text:p/>
          </draw:line>
          <draw:line draw:style-name="gr7" draw:text-style-name="P6" draw:layer="layout" svg:x1="3.826cm" svg:y1="1.302cm" svg:x2="2.785cm" svg:y2="1.292cm">
            <text:p/>
          </draw:line>
          <draw:line draw:style-name="gr7" draw:text-style-name="P6" draw:layer="layout" svg:x1="3.546cm" svg:y1="1.116cm" svg:x2="3.046cm" svg:y2="1.111cm">
            <text:p/>
          </draw:line>
          <draw:line draw:style-name="gr7" draw:text-style-name="P6" draw:layer="layout" svg:x1="3.322cm" svg:y1="1.526cm" svg:x2="3.309cm" svg:y2="2cm">
            <text:p/>
          </draw:line>
        </draw:g>
        <draw:custom-shape draw:style-name="gr13" draw:text-style-name="P2" draw:layer="layout" svg:width="0.348cm" svg:height="0.318cm" svg:x="14.652cm" svg:y="1.88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348cm" svg:height="0.35cm" svg:x="3.052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348cm" svg:height="0.35cm" svg:x="3.2cm" svg:y="17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5" draw:id="id5" draw:layer="layout" svg:width="0.348cm" svg:height="0.35cm" svg:x="14.652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348cm" svg:height="0.35cm" svg:x="14.652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348cm" svg:height="0.35cm" svg:x="26.252cm" svg:y="1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7" draw:id="id7" draw:layer="layout" svg:width="0.348cm" svg:height="0.35cm" svg:x="26.252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xml:id="id14" draw:id="id14" draw:layer="layout" svg:x1="14.777cm" svg:y1="15.9cm" svg:x2="14.777cm" svg:y2="15.9cm" draw:start-shape="id10" draw:start-glue-point="6" draw:end-shape="id10" draw:end-glue-point="6" svg:d="M14777 15900z" svg:viewBox="0 0 1 1">
          <text:p/>
        </draw:connector>
        <draw:connector draw:style-name="gr8" draw:text-style-name="P2" draw:layer="layout" svg:x1="14.777cm" svg:y1="15.9cm" svg:x2="14.826cm" svg:y2="17.6cm" draw:start-shape="id14" draw:start-glue-point="0" draw:end-shape="id5" draw:end-glue-point="4" svg:d="M14777 15900v850h49v850" svg:viewBox="0 0 50 1701">
          <text:p/>
        </draw:connector>
        <draw:connector draw:style-name="gr8" draw:text-style-name="P2" draw:layer="layout" svg:x1="26.4cm" svg:y1="7.7cm" svg:x2="26.426cm" svg:y2="9.5cm" draw:start-shape="id13" draw:start-glue-point="2" draw:end-shape="id7" draw:end-glue-point="4" svg:d="M26400 7700v900h26v900" svg:viewBox="0 0 27 1801">
          <text:p/>
        </draw:connector>
        <draw:frame draw:style-name="gr11" draw:text-style-name="P5" draw:layer="layout" svg:width="1.6cm" svg:height="0.962cm" svg:x="14.3cm" svg:y="1.038cm">
          <draw:text-box>
            <text:p>n1</text:p>
          </draw:text-box>
        </draw:frame>
        <draw:frame draw:style-name="gr14" draw:text-style-name="P5" draw:layer="layout" svg:width="1.5cm" svg:height="1cm" svg:x="26.8cm" svg:y="1.4cm">
          <draw:text-box>
            <text:p>n2</text:p>
          </draw:text-box>
        </draw:frame>
        <draw:frame draw:style-name="gr15" draw:text-style-name="P5" draw:layer="layout" svg:width="1.4cm" svg:height="1.062cm" svg:x="1.7cm" svg:y="9.3cm">
          <draw:text-box>
            <text:p>n3</text:p>
          </draw:text-box>
        </draw:frame>
        <draw:frame draw:style-name="gr15" draw:text-style-name="P5" draw:layer="layout" svg:width="1.4cm" svg:height="1.062cm" svg:x="26.6cm" svg:y="9.538cm">
          <draw:text-box>
            <text:p>n5</text:p>
          </draw:text-box>
        </draw:frame>
        <draw:frame draw:style-name="gr15" draw:text-style-name="P5" draw:layer="layout" svg:width="1.4cm" svg:height="1.062cm" svg:x="15cm" svg:y="9.8cm">
          <draw:text-box>
            <text:p>n4</text:p>
          </draw:text-box>
        </draw:frame>
        <draw:frame draw:style-name="gr15" draw:text-style-name="P5" draw:layer="layout" svg:width="1.4cm" svg:height="1.062cm" svg:x="3.5cm" svg:y="17.038cm">
          <draw:text-box>
            <text:p>n6</text:p>
          </draw:text-box>
        </draw:frame>
        <draw:frame draw:style-name="gr15" draw:text-style-name="P5" draw:layer="layout" svg:width="1.4cm" svg:height="1.062cm" svg:x="14.2cm" svg:y="17.9cm">
          <draw:text-box>
            <text:p>n7</text:p>
          </draw:text-box>
        </draw:frame>
        <draw:custom-shape draw:style-name="gr16" draw:text-style-name="P2" draw:layer="layout" svg:width="3cm" svg:height="2.7cm" svg:x="7.8cm" svg:y="4.6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2" draw:layer="layout" svg:width="3cm" svg:height="2.7cm" svg:x="6.5cm" svg:y="13.4cm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2" draw:layer="layout" svg:width="3cm" svg:height="2.7cm" svg:x="18.9cm" svg:y="5.9cm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2" draw:layer="layout" svg:width="3cm" svg:height="2.7cm" draw:transform="rotate (3.08731291385277) translate (21.996cm 16.3cm)">
          <text:p/>
          <draw:enhanced-geometry svg:viewBox="0 0 21600 21600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7" draw:text-style-name="P5" draw:layer="layout" svg:width="1.2cm" svg:height="1.2cm" svg:x="10.3cm" svg:y="4cm">
          <draw:text-box>
            <text:p>Ia</text:p>
          </draw:text-box>
        </draw:frame>
        <draw:frame draw:style-name="gr11" draw:text-style-name="P5" draw:layer="layout" svg:width="1.1cm" svg:height="0.962cm" svg:x="19.7cm" svg:y="4.838cm">
          <draw:text-box>
            <text:p>Ib</text:p>
          </draw:text-box>
        </draw:frame>
        <draw:frame draw:style-name="gr11" draw:text-style-name="P5" draw:layer="layout" svg:width="1.1cm" svg:height="0.962cm" svg:x="20.1cm" svg:y="13.9cm">
          <draw:text-box>
            <text:p>Id</text:p>
          </draw:text-box>
        </draw:frame>
        <draw:frame draw:style-name="gr14" draw:text-style-name="P5" draw:layer="layout" svg:width="1cm" svg:height="1cm" svg:x="5.7cm" svg:y="13.2cm">
          <draw:text-box>
            <text:p>Ic</text:p>
          </draw:text-box>
        </draw:frame>
        <draw:frame draw:style-name="gr17" draw:text-style-name="P7" draw:layer="layout" svg:width="1.1cm" svg:height="1.2cm" svg:x="16.5cm" svg:y="7.9cm">
          <draw:text-box>
            <text:p>I5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11:37:51.656829523</meta:creation-date>
    <dc:date>2021-03-25T09:10:47.677322676</dc:date>
    <meta:editing-duration>PT34M26S</meta:editing-duration>
    <meta:editing-cycles>10</meta:editing-cycles>
    <meta:generator>LibreOffice/6.4.6.2$Linux_X86_64 LibreOffice_project/40$Build-2</meta:generator>
    <meta:document-statistic meta:object-count="131"/>
  </office:meta>
</office:document-meta>
</file>